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officeooo:rsid="00050051" officeooo:paragraph-rsid="00050051"/>
    </style:style>
    <style:style style:name="P2" style:family="paragraph" style:parent-style-name="Text_20_body">
      <style:text-properties officeooo:rsid="00050051" officeooo:paragraph-rsid="00050051"/>
    </style:style>
    <style:style style:name="P3" style:family="paragraph" style:parent-style-name="Text_20_body">
      <style:text-properties officeooo:rsid="0005bc55" officeooo:paragraph-rsid="0005bc55"/>
    </style:style>
    <style:style style:name="P4" style:family="paragraph" style:parent-style-name="Text_20_body">
      <style:text-properties officeooo:paragraph-rsid="0006acd8"/>
    </style:style>
    <style:style style:name="P5" style:family="paragraph" style:parent-style-name="Text_20_body">
      <style:text-properties officeooo:rsid="0006acd8" officeooo:paragraph-rsid="0006acd8"/>
    </style:style>
    <style:style style:name="P6" style:family="paragraph" style:parent-style-name="Text_20_body">
      <style:text-properties officeooo:rsid="000a0cbe" officeooo:paragraph-rsid="000a0cbe"/>
    </style:style>
    <style:style style:name="P7" style:family="paragraph" style:parent-style-name="Text_20_body">
      <style:text-properties officeooo:rsid="000b1e02" officeooo:paragraph-rsid="000b1e02"/>
    </style:style>
    <style:style style:name="P8" style:family="paragraph" style:parent-style-name="Text_20_body">
      <style:text-properties officeooo:rsid="000cd5aa" officeooo:paragraph-rsid="000cd5aa"/>
    </style:style>
    <style:style style:name="P9" style:family="paragraph" style:parent-style-name="Text_20_body">
      <style:text-properties officeooo:rsid="000cd5aa" officeooo:paragraph-rsid="000d4c5c"/>
    </style:style>
    <style:style style:name="P10" style:family="paragraph" style:parent-style-name="Text_20_body">
      <style:text-properties officeooo:rsid="000d4c5c" officeooo:paragraph-rsid="000d4c5c"/>
    </style:style>
    <style:style style:name="P11" style:family="paragraph" style:parent-style-name="Text_20_body">
      <style:text-properties officeooo:rsid="000e9c43" officeooo:paragraph-rsid="000e9c43"/>
    </style:style>
    <style:style style:name="P12" style:family="paragraph" style:parent-style-name="Text_20_body">
      <style:text-properties officeooo:rsid="000f43b1" officeooo:paragraph-rsid="000f43b1"/>
    </style:style>
    <style:style style:name="P13" style:family="paragraph" style:parent-style-name="Text_20_body">
      <style:text-properties officeooo:rsid="0010896d" officeooo:paragraph-rsid="0010896d"/>
    </style:style>
    <style:style style:name="P14" style:family="paragraph" style:parent-style-name="Text_20_body">
      <style:text-properties officeooo:rsid="0010896d" officeooo:paragraph-rsid="001213fb"/>
    </style:style>
    <style:style style:name="P15" style:family="paragraph" style:parent-style-name="Text_20_body">
      <style:text-properties officeooo:rsid="0012eb95" officeooo:paragraph-rsid="0012eb95"/>
    </style:style>
    <style:style style:name="P16" style:family="paragraph" style:parent-style-name="Text_20_body">
      <style:text-properties officeooo:rsid="00140a7a" officeooo:paragraph-rsid="00140a7a"/>
    </style:style>
    <style:style style:name="P17" style:family="paragraph" style:parent-style-name="Text_20_body">
      <style:text-properties officeooo:rsid="00140a7a" officeooo:paragraph-rsid="001440e9"/>
    </style:style>
    <style:style style:name="P18" style:family="paragraph" style:parent-style-name="Text_20_body">
      <style:text-properties officeooo:rsid="001440e9" officeooo:paragraph-rsid="001440e9"/>
    </style:style>
    <style:style style:name="P19" style:family="paragraph" style:parent-style-name="Text_20_body">
      <style:text-properties officeooo:rsid="001515c4" officeooo:paragraph-rsid="001515c4"/>
    </style:style>
    <style:style style:name="P20" style:family="paragraph" style:parent-style-name="Text_20_body">
      <style:text-properties officeooo:rsid="0015bc12" officeooo:paragraph-rsid="0015bc12"/>
    </style:style>
    <style:style style:name="P21" style:family="paragraph" style:parent-style-name="Text_20_body">
      <style:text-properties officeooo:paragraph-rsid="0015bc12"/>
    </style:style>
    <style:style style:name="P22" style:family="paragraph" style:parent-style-name="Text_20_body">
      <style:text-properties officeooo:rsid="001759ff" officeooo:paragraph-rsid="001759ff"/>
    </style:style>
    <style:style style:name="P23" style:family="paragraph" style:parent-style-name="Text_20_body">
      <style:text-properties officeooo:rsid="001213fb" officeooo:paragraph-rsid="001213fb"/>
    </style:style>
    <style:style style:name="P24" style:family="paragraph" style:parent-style-name="Text_20_body">
      <style:text-properties officeooo:rsid="00065ff6" officeooo:paragraph-rsid="00065ff6"/>
    </style:style>
    <style:style style:name="P25" style:family="paragraph" style:parent-style-name="Text_20_body">
      <style:text-properties officeooo:rsid="00065ff6" officeooo:paragraph-rsid="0006acd8"/>
    </style:style>
    <style:style style:name="P26" style:family="paragraph" style:parent-style-name="Text_20_body">
      <style:text-properties officeooo:rsid="001aabb9" officeooo:paragraph-rsid="001aabb9"/>
    </style:style>
    <style:style style:name="P27" style:family="paragraph" style:parent-style-name="Text_20_body">
      <style:text-properties officeooo:rsid="001e72db" officeooo:paragraph-rsid="001e72db"/>
    </style:style>
    <style:style style:name="P28" style:family="paragraph" style:parent-style-name="Text_20_body">
      <style:text-properties officeooo:rsid="001f6aa0" officeooo:paragraph-rsid="001f6aa0"/>
    </style:style>
    <style:style style:name="P29" style:family="paragraph" style:parent-style-name="Text_20_body">
      <style:text-properties officeooo:rsid="00207e2f" officeooo:paragraph-rsid="00207e2f"/>
    </style:style>
    <style:style style:name="P30" style:family="paragraph" style:parent-style-name="Text_20_body">
      <style:text-properties officeooo:rsid="00223cbc" officeooo:paragraph-rsid="00223cbc"/>
    </style:style>
    <style:style style:name="P31" style:family="paragraph" style:parent-style-name="Text_20_body">
      <style:text-properties officeooo:rsid="0022f742" officeooo:paragraph-rsid="0022f742"/>
    </style:style>
    <style:style style:name="P32" style:family="paragraph" style:parent-style-name="Text_20_body">
      <style:text-properties officeooo:rsid="0023c6a4" officeooo:paragraph-rsid="0023c6a4"/>
    </style:style>
    <style:style style:name="P33" style:family="paragraph" style:parent-style-name="Text_20_body">
      <style:text-properties officeooo:rsid="00249bde" officeooo:paragraph-rsid="00249bde"/>
    </style:style>
    <style:style style:name="P34" style:family="paragraph" style:parent-style-name="Text_20_body">
      <style:text-properties officeooo:rsid="0024c639" officeooo:paragraph-rsid="0024c639"/>
    </style:style>
    <style:style style:name="P35" style:family="paragraph" style:parent-style-name="Text_20_body">
      <style:text-properties officeooo:rsid="00264b37" officeooo:paragraph-rsid="00264b37"/>
    </style:style>
    <style:style style:name="P36" style:family="paragraph" style:parent-style-name="Text_20_body">
      <style:text-properties officeooo:rsid="00280ee4" officeooo:paragraph-rsid="00280ee4"/>
    </style:style>
    <style:style style:name="P37" style:family="paragraph" style:parent-style-name="Text_20_body">
      <style:text-properties officeooo:rsid="002a1323" officeooo:paragraph-rsid="002a1323"/>
    </style:style>
    <style:style style:name="P38" style:family="paragraph" style:parent-style-name="Text_20_body">
      <style:text-properties officeooo:rsid="002a1323" officeooo:paragraph-rsid="002b3857"/>
    </style:style>
    <style:style style:name="P39" style:family="paragraph" style:parent-style-name="Text_20_body">
      <style:text-properties fo:font-weight="bold" officeooo:rsid="002c63df" officeooo:paragraph-rsid="002c63df" style:font-weight-asian="bold" style:font-weight-complex="bold"/>
    </style:style>
    <style:style style:name="P40" style:family="paragraph" style:parent-style-name="Text_20_body">
      <style:text-properties fo:font-weight="bold" officeooo:rsid="00300964" officeooo:paragraph-rsid="00300964" style:font-weight-asian="bold" style:font-weight-complex="bold"/>
    </style:style>
    <style:style style:name="P41" style:family="paragraph" style:parent-style-name="Text_20_body">
      <style:text-properties fo:font-weight="normal" officeooo:rsid="002c63df" officeooo:paragraph-rsid="002c63df" style:font-weight-asian="normal" style:font-weight-complex="normal"/>
    </style:style>
    <style:style style:name="P42" style:family="paragraph" style:parent-style-name="Text_20_body">
      <style:text-properties fo:font-weight="normal" officeooo:rsid="002d2c07" officeooo:paragraph-rsid="002d2c07" style:font-weight-asian="normal" style:font-weight-complex="normal"/>
    </style:style>
    <style:style style:name="P43" style:family="paragraph" style:parent-style-name="Text_20_body">
      <style:text-properties fo:font-weight="normal" officeooo:rsid="002efc56" officeooo:paragraph-rsid="002efc56" style:font-weight-asian="normal" style:font-weight-complex="normal"/>
    </style:style>
    <style:style style:name="P44" style:family="paragraph" style:parent-style-name="Text_20_body">
      <style:text-properties fo:font-weight="normal" officeooo:rsid="0031d84a" officeooo:paragraph-rsid="00334533" style:font-weight-asian="normal" style:font-weight-complex="normal"/>
    </style:style>
    <style:style style:name="P45" style:family="paragraph" style:parent-style-name="Text_20_body">
      <style:text-properties fo:font-weight="normal" officeooo:rsid="00334533" officeooo:paragraph-rsid="00334533" style:font-weight-asian="normal" style:font-weight-complex="normal"/>
    </style:style>
    <style:style style:name="P46" style:family="paragraph" style:parent-style-name="Subtitle">
      <style:text-properties officeooo:rsid="00050051" officeooo:paragraph-rsid="00050051"/>
    </style:style>
    <style:style style:name="P47" style:family="paragraph" style:parent-style-name="Subtitle">
      <style:text-properties officeooo:rsid="0005bc55" officeooo:paragraph-rsid="0005bc55"/>
    </style:style>
    <style:style style:name="P48" style:family="paragraph" style:parent-style-name="Subtitle">
      <style:text-properties officeooo:rsid="000e9c43" officeooo:paragraph-rsid="000e9c43"/>
    </style:style>
    <style:style style:name="P49" style:family="paragraph" style:parent-style-name="Text_20_body">
      <style:text-properties officeooo:rsid="002b3857" officeooo:paragraph-rsid="002b8980"/>
    </style:style>
    <style:style style:name="P50" style:family="paragraph" style:parent-style-name="Text_20_body">
      <style:text-properties officeooo:rsid="002b8980" officeooo:paragraph-rsid="002b8980"/>
    </style:style>
    <style:style style:name="P51" style:family="paragraph" style:parent-style-name="Text_20_body">
      <style:text-properties fo:font-weight="normal" officeooo:rsid="00334533" officeooo:paragraph-rsid="00334533" style:font-weight-asian="normal" style:font-weight-complex="normal"/>
    </style:style>
    <style:style style:name="P52" style:family="paragraph" style:parent-style-name="Text_20_body">
      <style:text-properties fo:font-weight="normal" officeooo:rsid="003b8fbe" officeooo:paragraph-rsid="003b8fbe" style:font-weight-asian="normal" style:font-weight-complex="normal"/>
    </style:style>
    <style:style style:name="P53" style:family="paragraph" style:parent-style-name="Text_20_body">
      <style:text-properties fo:font-weight="normal" officeooo:rsid="003ed766" officeooo:paragraph-rsid="003ed766" style:font-weight-asian="normal" style:font-weight-complex="normal"/>
    </style:style>
    <style:style style:name="P54" style:family="paragraph" style:parent-style-name="Text_20_body">
      <style:text-properties fo:font-weight="normal" officeooo:rsid="003ed766" officeooo:paragraph-rsid="0040cb71" style:font-weight-asian="normal" style:font-weight-complex="normal"/>
    </style:style>
    <style:style style:name="P55" style:family="paragraph" style:parent-style-name="Text_20_body">
      <style:text-properties fo:font-weight="normal" officeooo:rsid="0042f084" officeooo:paragraph-rsid="0042f084" style:font-weight-asian="normal" style:font-weight-complex="normal"/>
    </style:style>
    <style:style style:name="P56" style:family="paragraph" style:parent-style-name="Text_20_body">
      <style:text-properties fo:font-weight="normal" officeooo:rsid="0042f4da" officeooo:paragraph-rsid="0042f4da" style:font-weight-asian="normal" style:font-weight-complex="normal"/>
    </style:style>
    <style:style style:name="P57" style:family="paragraph" style:parent-style-name="Text_20_body">
      <style:text-properties fo:font-weight="normal" officeooo:rsid="00452348" officeooo:paragraph-rsid="00452348" style:font-weight-asian="normal" style:font-weight-complex="normal"/>
    </style:style>
    <style:style style:name="P58" style:family="paragraph" style:parent-style-name="Text_20_body">
      <style:text-properties fo:font-weight="normal" officeooo:rsid="0045f434" officeooo:paragraph-rsid="0045f434" style:font-weight-asian="normal" style:font-weight-complex="normal"/>
    </style:style>
    <style:style style:name="P59" style:family="paragraph" style:parent-style-name="Text_20_body">
      <style:text-properties officeooo:rsid="0005bc55" officeooo:paragraph-rsid="0005bc55"/>
    </style:style>
    <style:style style:name="P60" style:family="paragraph" style:parent-style-name="Text_20_body">
      <style:text-properties officeooo:rsid="003d28d6" officeooo:paragraph-rsid="003d28d6"/>
    </style:style>
    <style:style style:name="P61" style:family="paragraph" style:parent-style-name="Text_20_body">
      <style:text-properties fo:font-weight="bold" officeooo:rsid="003ed766" officeooo:paragraph-rsid="003ed766" style:font-weight-asian="bold" style:font-weight-complex="bold"/>
    </style:style>
    <style:style style:name="P62" style:family="paragraph" style:parent-style-name="Text_20_body">
      <style:text-properties officeooo:rsid="00464644" officeooo:paragraph-rsid="00464644"/>
    </style:style>
    <style:style style:name="P63" style:family="paragraph" style:parent-style-name="Heading_20_1">
      <style:text-properties officeooo:rsid="000cd5aa" officeooo:paragraph-rsid="000cd5aa"/>
    </style:style>
    <style:style style:name="P64" style:family="paragraph" style:parent-style-name="Heading_20_1">
      <style:text-properties officeooo:rsid="0015bc12" officeooo:paragraph-rsid="0015bc12"/>
    </style:style>
    <style:style style:name="P65" style:family="paragraph" style:parent-style-name="Heading_20_1">
      <style:text-properties officeooo:rsid="002a1323" officeooo:paragraph-rsid="002a1323"/>
    </style:style>
    <style:style style:name="T1" style:family="text">
      <style:text-properties officeooo:rsid="0005bc55"/>
    </style:style>
    <style:style style:name="T2" style:family="text">
      <style:text-properties officeooo:rsid="0006acd8"/>
    </style:style>
    <style:style style:name="T3" style:family="text">
      <style:text-properties officeooo:rsid="000823ea"/>
    </style:style>
    <style:style style:name="T4" style:family="text">
      <style:text-properties officeooo:rsid="000b1e02"/>
    </style:style>
    <style:style style:name="T5" style:family="text">
      <style:text-properties officeooo:rsid="000cd5aa"/>
    </style:style>
    <style:style style:name="T6" style:family="text">
      <style:text-properties officeooo:rsid="000d4c5c"/>
    </style:style>
    <style:style style:name="T7" style:family="text">
      <style:text-properties officeooo:rsid="000f43b1"/>
    </style:style>
    <style:style style:name="T8" style:family="text">
      <style:text-properties officeooo:rsid="001213fb"/>
    </style:style>
    <style:style style:name="T9" style:family="text">
      <style:text-properties officeooo:rsid="00140a7a"/>
    </style:style>
    <style:style style:name="T10" style:family="text">
      <style:text-properties officeooo:rsid="001440e9"/>
    </style:style>
    <style:style style:name="T11" style:family="text">
      <style:text-properties officeooo:rsid="001515c4"/>
    </style:style>
    <style:style style:name="T12" style:family="text">
      <style:text-properties officeooo:rsid="001759ff"/>
    </style:style>
    <style:style style:name="T13" style:family="text">
      <style:text-properties officeooo:rsid="0018f51d"/>
    </style:style>
    <style:style style:name="T14" style:family="text">
      <style:text-properties officeooo:rsid="001ad54c"/>
    </style:style>
    <style:style style:name="T15" style:family="text">
      <style:text-properties officeooo:rsid="001aed5a"/>
    </style:style>
    <style:style style:name="T16" style:family="text">
      <style:text-properties officeooo:rsid="001c66c9"/>
    </style:style>
    <style:style style:name="T17" style:family="text">
      <style:text-properties officeooo:rsid="001e72db"/>
    </style:style>
    <style:style style:name="T18" style:family="text">
      <style:text-properties fo:font-weight="bold" style:font-weight-asian="bold" style:font-weight-complex="bold"/>
    </style:style>
    <style:style style:name="T19" style:family="text">
      <style:text-properties fo:font-weight="bold" officeooo:rsid="001f6aa0" style:font-weight-asian="bold" style:font-weight-complex="bold"/>
    </style:style>
    <style:style style:name="T20" style:family="text">
      <style:text-properties officeooo:rsid="00207e2f"/>
    </style:style>
    <style:style style:name="T21" style:family="text">
      <style:text-properties officeooo:rsid="00223cbc"/>
    </style:style>
    <style:style style:name="T22" style:family="text">
      <style:text-properties officeooo:rsid="0022a544"/>
    </style:style>
    <style:style style:name="T23" style:family="text">
      <style:text-properties officeooo:rsid="0023c6a4"/>
    </style:style>
    <style:style style:name="T24" style:family="text">
      <style:text-properties officeooo:rsid="00249bde"/>
    </style:style>
    <style:style style:name="T25" style:family="text">
      <style:text-properties officeooo:rsid="0024c639"/>
    </style:style>
    <style:style style:name="T26" style:family="text">
      <style:text-properties officeooo:rsid="00264b37"/>
    </style:style>
    <style:style style:name="T27" style:family="text">
      <style:text-properties officeooo:rsid="00280ee4"/>
    </style:style>
    <style:style style:name="T28" style:family="text">
      <style:text-properties officeooo:rsid="00287709"/>
    </style:style>
    <style:style style:name="T29" style:family="text">
      <style:text-properties officeooo:rsid="002a1323"/>
    </style:style>
    <style:style style:name="T30" style:family="text">
      <style:text-properties officeooo:rsid="002b3857"/>
    </style:style>
    <style:style style:name="T31" style:family="text">
      <style:text-properties officeooo:rsid="002efc56"/>
    </style:style>
    <style:style style:name="T32" style:family="text">
      <style:text-properties officeooo:rsid="003681a1"/>
    </style:style>
    <style:style style:name="T33" style:family="text">
      <style:text-properties officeooo:rsid="0038743d"/>
    </style:style>
    <style:style style:name="T34" style:family="text">
      <style:text-properties officeooo:rsid="003b8fbe"/>
    </style:style>
    <style:style style:name="T35" style:family="text">
      <style:text-properties officeooo:rsid="003ed766"/>
    </style:style>
    <style:style style:name="T36" style:family="text">
      <style:text-properties officeooo:rsid="0040cb71"/>
    </style:style>
    <style:style style:name="T37" style:family="text">
      <style:text-properties officeooo:rsid="0042f4da"/>
    </style:style>
    <style:style style:name="T38" style:family="text">
      <style:text-properties officeooo:rsid="0044da60"/>
    </style:style>
    <style:style style:name="T39" style:family="text">
      <style:text-properties officeooo:rsid="00452348"/>
    </style:style>
    <style:style style:name="T40" style:family="text">
      <style:text-properties officeooo:rsid="0045f434"/>
    </style:style>
    <style:style style:name="T41" style:family="text">
      <style:text-properties officeooo:rsid="004646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Digitally Controlled XR-2206 based VCO</text:p>
      <text:p text:style-name="P2"/>
      <text:p text:style-name="P46">Abstract</text:p>
      <text:p text:style-name="P2"/>
      <text:p text:style-name="P2">The g<text:span text:style-name="T1">oal of this project is to implement a XR-2206 based VCO with digital control of frequency, amplitude, wave shape, and duty cycle, maximizing the use of on-chip capabilities of the XR-2206.</text:span></text:p>
      <text:p text:style-name="P3">This project may be used as a standalone function generator. A MCU is used for tuning of the aforementioned parameters. Hence, This is why it is said to be « digitally controlled » compared to manual potentiometer control.</text:p>
      <text:p text:style-name="P60">The incentive for using an analog XR-2206 VCO instead of a simpler DDS (Direct Digital Synthesis) IC is to offer a solution that exploits the unique feature of the XR-2206, as waveform symmetry adjustment and THD control.</text:p>
      <text:p text:style-name="P60">In some situations, injecting an analog signal with its artefacts may be of interest.</text:p>
      <text:p text:style-name="P60">As an analog oscillator, the XR-2206 is free from digital aliasing artefacts.</text:p>
      <text:p text:style-name="P60">It is also a good choice for musical intrumentation <text:span text:style-name="T35">as an analog synthesizer</text:span>, as it’s unique features <text:span text:style-name="T35">(symmetry adjust / THD control / waveshaping from sinewave to triangle wave) give warmth to the generated sound, which is sought after in the market.</text:span></text:p>
      <text:p text:style-name="P60"/>
      <text:p text:style-name="P3"/>
      <text:p text:style-name="P47">Presentation of the XR-2206</text:p>
      <text:p text:style-name="P3"/>
      <text:p text:style-name="P3">The XR-2206 is a VCO containing two sub-oscillators, with a keying pin allowing the selection of either sub-oscillator for output on two signal output pins, one presenting a sine/triangle/saw shape, the other pin being the output of a square wave signal.</text:p>
      <text:h text:style-name="P63" text:outline-level="1">Frequency Control</text:h>
      <text:p text:style-name="P48">Current controlled</text:p>
      <text:p text:style-name="P8">Coarse frequency control is achieved through the use of a given resist<text:span text:style-name="T6">or</text:span> to ground from the frequency current control pin. Each oscillator has its dedicated frequency control pin.</text:p>
      <text:p text:style-name="P10">Frequency range (common to both oscillators) is further achieved through the use of a capacitor on the capacitor timing pins.</text:p>
      <text:p text:style-name="P9"><text:span text:style-name="T6">The resistors</text:span> <text:span text:style-name="T6">and capacitor are further reffered as « timing resistors » and « timing capacitor ».</text:span></text:p>
      <text:p text:style-name="P10"><text:soft-page-break/>The resistor pins are further reffered as timing current pins.</text:p>
      <text:p text:style-name="P10">This basic frequency control achieved in this manner is dependent on the current flowing through the resistor timing pins, hence, this setup gives, strictly speaking, <text:s/>a current controlled oscillator for frequency selection.</text:p>
      <text:p text:style-name="P10">The datasheet states the minimum value for the resistors being 1K, in order not to exceed the safe margin for current sourced from the timing pins.</text:p>
      <text:p text:style-name="P10">The formula for the frequency of oscillation for each oscillator being 1/(R_subosc*C), C being the capacitance of the frequency range capacitor common to both oscillators.</text:p>
      <text:p text:style-name="P11">The timing current pins are internally biased at +3V</text:p>
      <text:p text:style-name="P11">A coarse <text:span text:style-name="T7">MCU</text:span> control <text:span text:style-name="T7">of frequency </text:span>can be achieved <text:span text:style-name="T7">in this manner through the use of digital potentiometer wired as a rheostat.</text:span></text:p>
      <text:p text:style-name="P12">Renesas X9C10x series were demonstrated to work well in this setup, as the voltage to ground is inside the specification range, When using X9C102, a trimming rheostat must be included so the current sourced from the pin does not exceed the safe specification margins of both the digital potentiometer and of the XR-2206. (values??)</text:p>
      <text:p text:style-name="P13">A more granular current control scheme can be achieved by using the digital potentiometers X9C104, X9C103, and X9C102 as rheostat in series to ground to achieve at 10 ohm step.</text:p>
      <text:p text:style-name="P13">However, this approach has drawbacks :</text:p>
      <text:p text:style-name="P13">X9C10x series have up to 20 % tolerance in total R_High to R_Low values, although the resistance value of each R step on the R ladder demonstrates good linearity.</text:p>
      <text:p text:style-name="P14">Thus, It is imperative to carefully select matched digital potentiometers for both suboscillators and measure precisely the resistance of each digital potentiometer so that the MCU can tune the frequency with minimum readjustments.</text:p>
      <text:p text:style-name="P23">Also, the use of multiple digital potentiometers in series makes the frequency tuning control algorithms more complex and each new potentiometer introduces error coming from the resistance measure and makes the time to tune longer. Careful design must be implemented so that out of tuning bounds events for each potentiometer do not happen, which would further delay the time to tune.</text:p>
      <text:p text:style-name="P14"><text:span text:style-name="T8">For all these reasons, a single digital potentiometer in rheostat mode for coarse tuning plus a DAC chip in voltage control mode</text:span> <text:span text:style-name="T8">for fine tuning is prefered as it reduces the number of digital control channels, while maintaining a large frequency range and good frequency resolution, while minimizing tuning time, but increasing BOM costs.</text:span></text:p>
      <text:p text:style-name="P15">Nevertheless, if tuning time is not a priority, a lower cost <text:span text:style-name="T9">hardware setup with</text:span> higher control complexity algorithm can be devised.</text:p>
      <text:p text:style-name="Subtitle"><text:soft-page-break/>Example of operation for an audio range frequency current control setup with three X9C10x digital potentiometer in series at each R timing pin.</text:p>
      <text:p text:style-name="P16">In this setup, a polypropylene capacitor of 0.044 µF is inserted on the frequency range capacitor pin<text:span text:style-name="T15">s</text:span>.</text:p>
      <text:p text:style-name="P16">Provided that a trimming potentiometer <text:s/>in rheostat mode, is inserted in the series with one X9C104, one X9C103, and one X9C102 digital potentiometer in series, the minimum R_<text:span text:style-name="T10">trim</text:span> value setting the highest achievable frequency will be</text:p>
      <text:p text:style-name="P17">R_wiper_X9C104 + R_wiper_X9C103 + R_wiper_X9C102 + R_trim <text:span text:style-name="T10">= 1K</text:span></text:p>
      <text:p text:style-name="P18">solving for R_trim, supposing R_wiper being close to the nominal 40 Ohms value.</text:p>
      <text:p text:style-name="P18">R_trim = 1e3 – 3*40</text:p>
      <text:p text:style-name="P18">R_trim = 880 ohms</text:p>
      <text:p text:style-name="P18">C = 6.6e-8 F (0.066 µF)</text:p>
      <text:p text:style-name="P18">f_max = 1/(880*6.6e-8) = 17,2 kHz</text:p>
      <text:p text:style-name="P18">The lowest achievable frequency, provided that the potentiometers are each at nominal values of, respectively, 100K, 10K and 1K, and set at R_max, so that R_tot_max :</text:p>
      <text:p text:style-name="P18">R_tot_max = 100K + 10K + 1K + 880 + 3*40 = 112K</text:p>
      <text:p text:style-name="P18">f_min = 1/(112e3*6.6e-8) <text:span text:style-name="T11">= 135.3 Hz</text:span></text:p>
      <text:p text:style-name="P18"/>
      <text:p text:style-name="P19">In the following implementation of a VCO for <text:span text:style-name="T15">a </text:span>musical application, as a synthesizer, the R_trim was offset at a higher value so that :</text:p>
      <text:p text:style-name="P19">f_min = 130.8 (C3 note)</text:p>
      <text:p text:style-name="P19">solving for R_max, we get R_max = 115,84 kOhms</text:p>
      <text:p text:style-name="P19">solving for R_trim, we get R_trim = 4.717 kOhms.</text:p>
      <text:p text:style-name="P19">The f_max is then offset to a lower value of 3132 Hz.</text:p>
      <text:p text:style-name="P19">Which gives a frequency range close to 4.5 octaves. (C3 to F#7)</text:p>
      <text:h text:style-name="P64" text:outline-level="1">Frequency tuning <text:span text:style-name="T14">step </text:span>resolution</text:h>
      <text:p text:style-name="P21"/>
      <text:p text:style-name="P20">Since the three digital potentiomers have 100 equal R steps (from 0/99*r_max to 99/99*r_max) and are fully overlappe<text:span text:style-name="T16">d</text:span>, the <text:span text:style-name="T12">r_</text:span>step of the lowest <text:span text:style-name="T12">resistance</text:span> digital potentiometer <text:span text:style-name="T12">(X9C102)</text:span> <text:span text:style-name="T12">gives the resistance step resolution, that is, 10 ohms.</text:span></text:p>
      <text:p text:style-name="P22">A<text:span text:style-name="T16">s</text:span> the <text:span text:style-name="T16">max value of</text:span> R <text:span text:style-name="T16">is</text:span> 111K/0.01 = 11 100 steps of 10 ohm each.</text:p>
      <text:p text:style-name="P22">Which gives a frequency resolution at f_min of :</text:p>
      <text:p text:style-name="P22"><text:soft-page-break/>deltaf_f_min = 1/((115.84e3 – 10)*6.6e-8) – 1/(115.84e3*6.6e-8)</text:p>
      <text:p text:style-name="P22">= .0113 Hz</text:p>
      <text:p text:style-name="P22">and at f_max :</text:p>
      <text:p text:style-name="P22">deltaf_f_max = 1/((4.837e3)*6.6e-8) – 1/(4.837e3 + 10)*6.6e-8)</text:p>
      <text:p text:style-name="P22">= <text:span text:style-name="T13">6.4625 Hz</text:span></text:p>
      <text:p text:style-name="P26">In terms of musical units, <text:span text:style-name="T17">the interval compared to C3 at f_min is :</text:span></text:p>
      <text:p text:style-name="P27">1200*log2((f(C3) + 0.0113)/f(C3)) = 1200*log2((130.81 + 0.0113)/130.81) = <text:span text:style-name="T18">0.149 cents</text:span></text:p>
      <text:p text:style-name="P27">And at f_max, compared to 3132 Hz :</text:p>
      <text:p text:style-name="P27">1200*log2(3132 + 6.4625)/3132) = <text:span text:style-name="T19">3.56</text:span><text:span text:style-name="T18"> cents</text:span></text:p>
      <text:p text:style-name="P22"/>
      <text:h text:style-name="Heading_20_1" text:outline-level="1"><text:span text:style-name="T29">Dynamic </text:span>Tuning Algorithm</text:h>
      <text:p text:style-name="P40">Single Suboscillator tuning</text:p>
      <text:p text:style-name="P28">A fully digital algorithm based on the Arduino Mega 2560 was devised.</text:p>
      <text:p text:style-name="P28">Measuring the frequency was achieved through the improved resolution timer2 library and a modified version of the PulseIn <text:span text:style-name="T20">that integrates the 0.5µs</text:span> <text:span text:style-name="T20">precise timer2 library instead of the 4µs standard precision.</text:span></text:p>
      <text:p text:style-name="P29">It should be noted that accurate frequency measurements are dependent on the clock frequency of the Arduino. Arduino mega 2560 is clocked at 16 Mhz, However it uses a ceramic oscillator instead of Quartz crystal oscillator. Thus, it is probable that the oscillation is not an exact 16 Mhz.</text:p>
      <text:p text:style-name="P29">This is not a problem for interval tuning since it is based on frequency ratios, but may introduce detuning if the synthesizer signal is to be integrated into an ensemble of other instruments using, for instance, a reference tuning of A4 = 440 Hz.</text:p>
      <text:p text:style-name="P29">Also, The higher the working clock frequency of the MCU, the higher is the measure resolution. and tuning speed. However, the limiting factor in the tuning speed achieved <text:span text:style-name="T21">is the period of the signal. Measuring the frequency is usually done through signal level or edge triggering or zero cross <text:s text:c="3"/>method, all requiring at least a lapse of time of 1/f_fundamental to compute the frequency of the signal.</text:span></text:p>
      <text:p text:style-name="P30">In practice, oscillator drift, noise, may require averaging several frequency measurements to obtain a reliable measure.</text:p>
      <text:p text:style-name="P30">In this implementation, the number of frequency measure sample has been set to 10.</text:p>
      <text:p text:style-name="P30">An analysis of the statistical distribution of frequency measures over a medium interval (like 10s) will give an idea of the effects of noise, digital aliasing artefacts. Oscillator drift is usually temperature dependent and should be minimised by using an adequate capacit<text:span text:style-name="T22">or with a flat temperature to capacitance response. (temperature drift compensating)</text:span></text:p>
      <text:p text:style-name="P31">In this implementation, low ESR metalized polypropylene capacitors are used, for their adequate frequency reponse, long lifetime and parameter stability <text:span text:style-name="T23">over time</text:span>.</text:p>
      <text:p text:style-name="P31"><text:soft-page-break/></text:p>
      <text:p text:style-name="P32">The first step in tuning uses the f = 1/RC formula, solved for R. It is important to have a precise measure of the timing capacitor capacitance at standard temperature conditions of use.</text:p>
      <text:p text:style-name="P32">R = 1/fC.</text:p>
      <text:p text:style-name="P32">Now, <text:span text:style-name="T24">three values of resistance should be determined satisfying the following conditions :</text:span></text:p>
      <text:p text:style-name="P33">R1 + R2 + R3 = R – <text:span text:style-name="T25">Rtrim - Rwipers</text:span></text:p>
      <text:p text:style-name="P33">R1 &lt; 100K</text:p>
      <text:p text:style-name="P33">R2 &lt; 10K</text:p>
      <text:p text:style-name="P33">R3 &lt; 1K</text:p>
      <text:p text:style-name="P33">Ideally, R2 and R3 values should be as close as possible to the mid-range of the digital potentiometer, that is, 10K/2 and 1K/2. This gives leeway for fine tuning of R2 and R3 in both increasing and decreasing R steps.</text:p>
      <text:p text:style-name="P34">Based on the above formula, the three digital potentiometers are set to their respective values, and the suboscillator frequency is measured.</text:p>
      <text:p text:style-name="P34">The frequency error f_error = f_tuned – f_measured is then computed.</text:p>
      <text:p text:style-name="P34">The goal being to tune the oscillator at the R value of min(abs(f_error)).</text:p>
      <text:p text:style-name="P34">A standard gradient descent approach <text:span text:style-name="T26">based on the derivative of frequency to resistance function</text:span> may be used <text:span text:style-name="T26">so that the step delta_R for each R correction is given by :</text:span></text:p>
      <text:p text:style-name="P35">delta_R = - (1/(f^2)*C)*f_error*<text:span text:style-name="T27">tuning_factor</text:span></text:p>
      <text:p text:style-name="P36">delta_R_steps = int(delta_R/R_pot_step +.5)</text:p>
      <text:p text:style-name="P36">R_pot_step being the value in ohms of the digital potentiometer under consideration</text:p>
      <text:p text:style-name="P35">A simpler algorithm would make corrections on the digital potentiomer R values sequentially, starting with the highest value potentiometer for coarse tuning, satisfying abs(delta_R) &gt; Rx_pot_step.</text:p>
      <text:p text:style-name="P35">After each iteration, f_error is sampled and the tuning is stopped once f_error &lt; f_error_thresh.</text:p>
      <text:p text:style-name="P35">In this implementation, f_error_thresh was set at ± 2 musical cents.</text:p>
      <text:p text:style-name="P36">tuning_factor must be &lt; 1, and was determined empirically so that tuning time is minimized.</text:p>
      <text:p text:style-name="P36">The value of tuning_factor would be 1 for components (R, C) precisely measured (under .1 % accuracy) and with low parasitics/<text:span text:style-name="T28">good linearity. It also depends on the deviation of the XR-2206 chip under consideration from the ideal f = 1/RC formula. The lower the deviation from theory, the closer tuning_factor would be to unity.</text:span></text:p>
      <text:p text:style-name="P37">Taking into account tuning algorithm speed for AtMEGA2560, A measure of R and C with 1 % precision with a consumer grade multimeter and a tuning factor of 0.66, 5 frequency measure sample per tuning iteration, and a sequential tuning of each of the three digital potentiometers,</text:p>
      <text:p text:style-name="P37">The worst case tuning speed obtained was close to 1.5 seconds (fr C#3) and close to 0.4 seconds at high frequencies (B#6).</text:p>
      <text:p text:style-name="P40"><text:soft-page-break/>Compound oscillator with variable pulse width tuning</text:p>
      <text:p text:style-name="P45">For a given fundamental frequency and duty_cycle, the two suboscillator requested frequencies are determined from theory and their corresponding pote<text:span text:style-name="T35">n</text:span>tiometer settings.</text:p>
      <text:p text:style-name="P44">Since The arduino pulseIn can discriminate between LOW levels and HIGH levels, the frequency of <text:s/>individual suboscillator can be measured from the compound signal.</text:p>
      <text:p text:style-name="P44">f_subosc = 1/(2*t_level)</text:p>
      <text:p text:style-name="P45">The tuning method used above would tune the suboscillator with the <text:span text:style-name="T33">highest</text:span> frequency first. Using PulseIn (LOW / HIGH) <text:span text:style-name="T34">the suboscillator frequency is extracted and tuned.</text:span></text:p>
      <text:p text:style-name="P45">The<text:span text:style-name="T34">n, the</text:span> suboscillator with the <text:span text:style-name="T33">lowest</text:span> frequency component would then be <text:span text:style-name="T32">fine </text:span>tuned <text:span text:style-name="T34">taking into account the fundamental frequency of the compound signal.</text:span></text:p>
      <text:p text:style-name="P52">Using the frequency component of the remaining suboscillator instead of the compound signal fundamental frequency for the last step of tuning yields substantial error in our setup. <text:span text:style-name="T35">Thus it is avoided and instead the fundamental frequency is used in the last suboscillator tuning step.</text:span></text:p>
      <text:p text:style-name="P53">The detrimental effect this method has is that it introduces error in the duty cycle setting. However it is less critical than an error in the fundamental frequency.</text:p>
      <text:h text:style-name="P65" text:outline-level="1">Static Tuning Algorithm</text:h>
      <text:p text:style-name="P38">If <text:span text:style-name="T30">the circuit under consideration exhibits deviations from theory or a precise measure of the components could not be achieved, and the tuning time is deemed unacceptedely high, as it may be the case for a musical instrument where the fundamental frequency must be set at once, it is possible to use the above tuning algorithm and store the potentiometer values determined for a set of discrete frequencies in EEPROM of flash.</text:span></text:p>
      <text:p text:style-name="P49">While the number of entries in the lookup table is reduced for a single suboscillator (usually 12 notes per octave), The number of entries is greatly increased in the case of a compound oscillator based on the two sub-oscillator (for pulse widths different from 0.5).</text:p>
      <text:p text:style-name="P50">The number of entries will then directly influence the fundamental frequency resolution <text:s/>and/or the duty cycle resolution. </text:p>
      <text:p text:style-name="P39">Lookup Table memory footprint</text:p>
      <text:p text:style-name="P42">Each digitalpotentiometer has a 100 step resolution. A byte memory variable can then store 2 digital potentiometer settings. Each suboscillator uses 3 digital potentiometers. For a given frequency, the settings of the two suboscilllators <text:span text:style-name="T31">can be stored using 3 bytes.</text:span></text:p>
      <text:p text:style-name="P41">A two cents <text:span text:style-name="T31">separation</text:span> lookup table <text:span text:style-name="T31">for frequencies from C3 to C7 would then store 48*50 = 2400 intervals.</text:span></text:p>
      <text:p text:style-name="P43">Such an optimized lookup table would use 7200 bytes of memory. These values would not need to be changed at runtime so burning them in the Arduino Mega flash (256KB) is adequate.</text:p>
      <text:p text:style-name="P61">Compound oscillator tuning based on lookup tables.</text:p>
      <text:p text:style-name="P53">As for the dynamic tuning, The two suboscillator frequencies are computed from a given waveform with frequency and duty cycle parameters.</text:p>
      <text:p text:style-name="P54"><text:soft-page-break/>The <text:span text:style-name="T36">closest frequency </text:span>settings of the digital potentiometers are then extracted from the lookup table<text:span text:style-name="T36">s.</text:span></text:p>
      <text:p text:style-name="P55">By using intepolation of two adjacent potentiometer settings, further precision of the tuning can be achieved.</text:p>
      <text:p text:style-name="P55">The downside of the static tuning method is the length of time it takes to create the initial tuning map, <text:span text:style-name="T37">(or whenever a timing digital potentiometer, capacitor, or XR-2206 chip is replaced) and eventual deviation in case of poor component stability with time.</text:span></text:p>
      <text:p text:style-name="P56">Thus, it is preferred to have both method<text:span text:style-name="T39">s</text:span> at han<text:span text:style-name="T38">d</text:span> and use one or the other, or a combination of both depending on the situation.</text:p>
      <text:p text:style-name="P57">It should be noted too that the X9C10x digital potentiometers are resilient but simple devices. They are increment/decrement step based devices with last set value recalled at power-up. The current setting however, cannot be queried. It is then compulsory to store the current setting in RAM to track the current value of the potentiometer by integrating all step changes during the power cycle and taking care not to step out of the setting bounds.</text:p>
      <text:p text:style-name="P57">A multiple hour operation however has not shown any discrepancies between the in RAM setting and the potentiometer R value. Noise or power supply issues could cause the potentiometer to skip a commanded change, but it was not observed in our breadboard prototype.</text:p>
      <text:p text:style-name="P57">For good measure, a<text:span text:style-name="T40">n out of bounds increase/decrease command can be sent with an increase or decrease value greater than the number of steps to reset the potentiometer to its lower or upper bound.</text:span></text:p>
      <text:p text:style-name="P58">In the case of a musical synthesizer, this should be done when the VCA is at rest, so no artefact sound is played.</text:p>
      <text:p text:style-name="Text_20_body"/>
      <text:p text:style-name="P48">Voltage Controlled <text:span text:style-name="T41">operation</text:span></text:p>
      <text:p text:style-name="P62">The XR-2206 can be controlled by a voltage input ranging from 0 to 3V, in the following manner, as <text:s text:c="3"/>per the datasheet :</text:p>
      <text:p text:style-name="P62">&lt;insert figure&gt;</text:p>
      <text:p text:style-name="P62">The voltage to frequency formula is then :</text:p>
      <text:p text:style-name="P62"/>
      <text:h text:style-name="P63" text:outline-level="1">Duty Cycle control</text:h>
      <text:p text:style-name="P3">Duty cycle / pulse width control is achieved through self-keying between the two sub-oscillators by routing the square wave pin output (SYNC0) to the keying (FSK) pin.</text:p>
      <text:p text:style-name="P24">The FSK pin is level triggered (1V 3V) and selects sub-oscillator 1 or sub-oscillator 2. When self-keyed from SYNC0, The output is adjusted for phase in the following manner.</text:p>
      <text:p text:style-name="P24">SYNC0 level is high when the TRI/SAW signal rises.</text:p>
      <text:p text:style-name="P25">SYNC0 level is low when the TRI/SAW signal falls.</text:p>
      <text:p text:style-name="P4"><text:soft-page-break/><text:span text:style-name="T2">When FSK pin is triggered high, the output signal switches to</text:span> <text:span text:style-name="T2">sub-oscillator 2, with phase at Vmin, and the TRI/SAW signal rises, SYNC0 level stays high. The sub-oscillator 2 rising edge duration is t_rise_subosc2 = 1/(2*f_subosc2).</text:span></text:p>
      <text:p text:style-name="P5">When sub-oscillator 2 reverts to the falling edge, <text:span text:style-name="T3">SYNC0 level goes down and sub-oscillator 1 is selected, with phase positionned at Vmax. SYNC0 level stays low. The sub-oscillator 1 falling edge duration is 1/(2*f_subosc1).</text:span></text:p>
      <text:p text:style-name="P6">When self keyed, the <text:span text:style-name="T4">signal </text:span>fundamental frequency <text:span text:style-name="T4">at output pins are</text:span> 1/<text:span text:style-name="T4">(</text:span>(t_rise_subosc2) <text:span text:style-name="T4">+</text:span> (t_fall_subosc1)<text:span text:style-name="T4">)</text:span></text:p>
      <text:p text:style-name="P7">and t<text:span text:style-name="T5">he duty cycle is : duty_cycle = t_rise_subosc2/(t_rise_subosc2 + t_fall_subosc1).</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2:10:06.042008448</meta:creation-date>
    <dc:date>2021-01-15T13:47:32.015610744</dc:date>
    <meta:editing-duration>PT6H10M50S</meta:editing-duration>
    <meta:editing-cycles>30</meta:editing-cycles>
    <meta:generator>LibreOffice/6.1.5.2$Linux_X86_64 LibreOffice_project/10$Build-2</meta:generator>
    <meta:document-statistic meta:table-count="0" meta:image-count="0" meta:object-count="0" meta:page-count="8" meta:paragraph-count="132" meta:word-count="2690" meta:character-count="16572" meta:non-whitespace-character-count="13997"/>
  </office:meta>
</office:document-meta>
</file>